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Arial1" svg:font-family="Arial" style:font-family-generic="swiss"/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9" style:family="table">
      <style:table-properties style:width="25.294cm" fo:margin-top="0cm" fo:margin-bottom="0cm" table:align="left" style:writing-mode="lr-tb"/>
    </style:style>
    <style:style style:name="Table9.A" style:family="table-column">
      <style:table-column-properties style:column-width="5.503cm"/>
    </style:style>
    <style:style style:name="Table9.B" style:family="table-column">
      <style:table-column-properties style:column-width="6.694cm"/>
    </style:style>
    <style:style style:name="Table9.C" style:family="table-column">
      <style:table-column-properties style:column-width="5.001cm"/>
    </style:style>
    <style:style style:name="Table9.D" style:family="table-column">
      <style:table-column-properties style:column-width="3.704cm"/>
    </style:style>
    <style:style style:name="Table9.E" style:family="table-column">
      <style:table-column-properties style:column-width="4.392cm"/>
    </style:style>
    <style:style style:name="Table9.1" style:family="table-row">
      <style:table-row-properties style:min-row-height="1.533cm" fo:keep-together="auto"/>
    </style:style>
    <style:style style:name="Table9.A1" style:family="table-cell">
      <style:table-cell-properties style:vertical-align="middle" fo:padding-left="0.191cm" fo:padding-right="0.191cm" fo:padding-top="0cm" fo:padding-bottom="0cm" fo:border="1.5pt solid #000000"/>
    </style:style>
    <style:style style:name="Table9.2" style:family="table-row">
      <style:table-row-properties style:min-row-height="0.691cm" fo:keep-together="auto"/>
    </style:style>
    <style:style style:name="Table9.3" style:family="table-row">
      <style:table-row-properties style:min-row-height="14.286cm" fo:keep-together="auto"/>
    </style:style>
    <style:style style:name="Table9.A3" style:family="table-cell">
      <style:table-cell-properties fo:padding-left="0.191cm" fo:padding-right="0.191cm" fo:padding-top="0cm" fo:padding-bottom="0cm" fo:border="1.5pt solid #000000"/>
    </style:style>
    <style:style style:name="Table9.B3" style:family="table-cell">
      <style:table-cell-properties fo:padding-left="0.191cm" fo:padding-right="0.191cm" fo:padding-top="0cm" fo:padding-bottom="0cm" fo:border="1.5pt solid #000000"/>
    </style:style>
    <style:style style:name="Table9.C3" style:family="table-cell">
      <style:table-cell-properties fo:padding-left="0.191cm" fo:padding-right="0.191cm" fo:padding-top="0cm" fo:padding-bottom="0cm" fo:border="1.5pt solid #000000"/>
    </style:style>
    <style:style style:name="Table9.D3" style:family="table-cell">
      <style:table-cell-properties fo:padding-left="0.191cm" fo:padding-right="0.191cm" fo:padding-top="0cm" fo:padding-bottom="0cm" fo:border="1.5pt solid #000000"/>
    </style:style>
    <style:style style:name="Table9.E3" style:family="table-cell">
      <style:table-cell-properties fo:padding-left="0.191cm" fo:padding-right="0.191cm" fo:padding-top="0cm" fo:padding-bottom="0cm" fo:border="1.5pt solid #000000"/>
    </style:style>
    <style:style style:name="Table1" style:family="table">
      <style:table-properties style:width="25.294cm" fo:margin-top="0cm" fo:margin-bottom="0cm" table:align="left" style:writing-mode="lr-tb"/>
    </style:style>
    <style:style style:name="Table1.A" style:family="table-column">
      <style:table-column-properties style:column-width="5.503cm"/>
    </style:style>
    <style:style style:name="Table1.B" style:family="table-column">
      <style:table-column-properties style:column-width="6.694cm"/>
    </style:style>
    <style:style style:name="Table1.C" style:family="table-column">
      <style:table-column-properties style:column-width="5.001cm"/>
    </style:style>
    <style:style style:name="Table1.D" style:family="table-column">
      <style:table-column-properties style:column-width="3.704cm"/>
    </style:style>
    <style:style style:name="Table1.E" style:family="table-column">
      <style:table-column-properties style:column-width="4.392cm"/>
    </style:style>
    <style:style style:name="Table1.1" style:family="table-row">
      <style:table-row-properties style:min-row-height="1.533cm" fo:keep-together="auto"/>
    </style:style>
    <style:style style:name="Table1.A1" style:family="table-cell">
      <style:table-cell-properties style:vertical-align="middle" fo:padding-left="0.191cm" fo:padding-right="0.191cm" fo:padding-top="0cm" fo:padding-bottom="0cm" fo:border="1.5pt solid #000000"/>
    </style:style>
    <style:style style:name="Table1.2" style:family="table-row">
      <style:table-row-properties style:min-row-height="0.691cm" fo:keep-together="auto"/>
    </style:style>
    <style:style style:name="Table1.3" style:family="table-row">
      <style:table-row-properties style:min-row-height="14.286cm" fo:keep-together="auto"/>
    </style:style>
    <style:style style:name="Table1.A3" style:family="table-cell">
      <style:table-cell-properties fo:padding-left="0.191cm" fo:padding-right="0.191cm" fo:padding-top="0cm" fo:padding-bottom="0cm" fo:border="1.5pt solid #000000"/>
    </style:style>
    <style:style style:name="Table1.B3" style:family="table-cell">
      <style:table-cell-properties fo:padding-left="0.191cm" fo:padding-right="0.191cm" fo:padding-top="0cm" fo:padding-bottom="0cm" fo:border="1.5pt solid #000000"/>
    </style:style>
    <style:style style:name="Table1.C3" style:family="table-cell">
      <style:table-cell-properties fo:padding-left="0.191cm" fo:padding-right="0.191cm" fo:padding-top="0cm" fo:padding-bottom="0cm" fo:border="1.5pt solid #000000"/>
    </style:style>
    <style:style style:name="Table1.D3" style:family="table-cell">
      <style:table-cell-properties fo:padding-left="0.191cm" fo:padding-right="0.191cm" fo:padding-top="0cm" fo:padding-bottom="0cm" fo:border="1.5pt solid #000000"/>
    </style:style>
    <style:style style:name="Table1.E3" style:family="table-cell">
      <style:table-cell-properties fo:padding-left="0.191cm" fo:padding-right="0.191cm" fo:padding-top="0cm" fo:padding-bottom="0cm" fo:border="1.5pt solid #000000"/>
    </style:style>
    <style:style style:name="Table2" style:family="table">
      <style:table-properties style:width="25.294cm" fo:margin-top="0cm" fo:margin-bottom="0cm" table:align="left" style:writing-mode="lr-tb"/>
    </style:style>
    <style:style style:name="Table2.A" style:family="table-column">
      <style:table-column-properties style:column-width="5.503cm"/>
    </style:style>
    <style:style style:name="Table2.B" style:family="table-column">
      <style:table-column-properties style:column-width="6.694cm"/>
    </style:style>
    <style:style style:name="Table2.C" style:family="table-column">
      <style:table-column-properties style:column-width="5.001cm"/>
    </style:style>
    <style:style style:name="Table2.D" style:family="table-column">
      <style:table-column-properties style:column-width="3.704cm"/>
    </style:style>
    <style:style style:name="Table2.E" style:family="table-column">
      <style:table-column-properties style:column-width="4.392cm"/>
    </style:style>
    <style:style style:name="Table2.1" style:family="table-row">
      <style:table-row-properties style:min-row-height="1.533cm" fo:keep-together="auto"/>
    </style:style>
    <style:style style:name="Table2.A1" style:family="table-cell">
      <style:table-cell-properties style:vertical-align="middle" fo:padding-left="0.191cm" fo:padding-right="0.191cm" fo:padding-top="0cm" fo:padding-bottom="0cm" fo:border="1.5pt solid #000000"/>
    </style:style>
    <style:style style:name="Table2.2" style:family="table-row">
      <style:table-row-properties style:min-row-height="0.691cm" fo:keep-together="auto"/>
    </style:style>
    <style:style style:name="Table2.3" style:family="table-row">
      <style:table-row-properties style:min-row-height="14.286cm" fo:keep-together="auto"/>
    </style:style>
    <style:style style:name="Table2.A3" style:family="table-cell">
      <style:table-cell-properties fo:padding-left="0.191cm" fo:padding-right="0.191cm" fo:padding-top="0cm" fo:padding-bottom="0cm" fo:border="1.5pt solid #000000"/>
    </style:style>
    <style:style style:name="Table2.B3" style:family="table-cell">
      <style:table-cell-properties fo:padding-left="0.191cm" fo:padding-right="0.191cm" fo:padding-top="0cm" fo:padding-bottom="0cm" fo:border="1.5pt solid #000000"/>
    </style:style>
    <style:style style:name="Table2.C3" style:family="table-cell">
      <style:table-cell-properties fo:padding-left="0.191cm" fo:padding-right="0.191cm" fo:padding-top="0cm" fo:padding-bottom="0cm" fo:border="1.5pt solid #000000"/>
    </style:style>
    <style:style style:name="Table2.D3" style:family="table-cell">
      <style:table-cell-properties fo:padding-left="0.191cm" fo:padding-right="0.191cm" fo:padding-top="0cm" fo:padding-bottom="0cm" fo:border="1.5pt solid #000000"/>
    </style:style>
    <style:style style:name="Table2.E3" style:family="table-cell">
      <style:table-cell-properties fo:padding-left="0.191cm" fo:padding-right="0.191cm" fo:padding-top="0cm" fo:padding-bottom="0cm" fo:border="1.5pt solid #000000"/>
    </style:style>
    <style:style style:name="Table3" style:family="table">
      <style:table-properties style:width="25.294cm" fo:margin-top="0cm" fo:margin-bottom="0cm" table:align="left" style:writing-mode="lr-tb"/>
    </style:style>
    <style:style style:name="Table3.A" style:family="table-column">
      <style:table-column-properties style:column-width="5.503cm"/>
    </style:style>
    <style:style style:name="Table3.B" style:family="table-column">
      <style:table-column-properties style:column-width="6.694cm"/>
    </style:style>
    <style:style style:name="Table3.C" style:family="table-column">
      <style:table-column-properties style:column-width="5.001cm"/>
    </style:style>
    <style:style style:name="Table3.D" style:family="table-column">
      <style:table-column-properties style:column-width="3.704cm"/>
    </style:style>
    <style:style style:name="Table3.E" style:family="table-column">
      <style:table-column-properties style:column-width="4.392cm"/>
    </style:style>
    <style:style style:name="Table3.1" style:family="table-row">
      <style:table-row-properties style:min-row-height="1.533cm" fo:keep-together="auto"/>
    </style:style>
    <style:style style:name="Table3.A1" style:family="table-cell">
      <style:table-cell-properties style:vertical-align="middle" fo:padding-left="0.191cm" fo:padding-right="0.191cm" fo:padding-top="0cm" fo:padding-bottom="0cm" fo:border="1.5pt solid #000000"/>
    </style:style>
    <style:style style:name="Table3.2" style:family="table-row">
      <style:table-row-properties style:min-row-height="0.691cm" fo:keep-together="auto"/>
    </style:style>
    <style:style style:name="Table3.3" style:family="table-row">
      <style:table-row-properties style:min-row-height="14.286cm" fo:keep-together="auto"/>
    </style:style>
    <style:style style:name="Table3.A3" style:family="table-cell">
      <style:table-cell-properties fo:padding-left="0.191cm" fo:padding-right="0.191cm" fo:padding-top="0cm" fo:padding-bottom="0cm" fo:border="1.5pt solid #000000"/>
    </style:style>
    <style:style style:name="Table3.B3" style:family="table-cell">
      <style:table-cell-properties fo:padding-left="0.191cm" fo:padding-right="0.191cm" fo:padding-top="0cm" fo:padding-bottom="0cm" fo:border="1.5pt solid #000000"/>
    </style:style>
    <style:style style:name="Table3.C3" style:family="table-cell">
      <style:table-cell-properties fo:padding-left="0.191cm" fo:padding-right="0.191cm" fo:padding-top="0cm" fo:padding-bottom="0cm" fo:border="1.5pt solid #000000"/>
    </style:style>
    <style:style style:name="Table3.D3" style:family="table-cell">
      <style:table-cell-properties fo:padding-left="0.191cm" fo:padding-right="0.191cm" fo:padding-top="0cm" fo:padding-bottom="0cm" fo:border="1.5pt solid #000000"/>
    </style:style>
    <style:style style:name="Table3.E3" style:family="table-cell">
      <style:table-cell-properties fo:padding-left="0.191cm" fo:padding-right="0.191cm" fo:padding-top="0cm" fo:padding-bottom="0cm" fo:border="1.5pt solid #000000"/>
    </style:style>
    <style:style style:name="P1" style:family="paragraph" style:parent-style-name="Standard">
      <style:text-properties officeooo:paragraph-rsid="0019cdd6"/>
    </style:style>
    <style:style style:name="P2" style:family="paragraph" style:parent-style-name="Standard">
      <style:paragraph-properties fo:text-align="start" style:justify-single-word="false"/>
      <style:text-properties style:font-name="Arial" fo:font-weight="bold" officeooo:paragraph-rsid="0019cdd6" style:font-weight-asian="bold" style:font-name-complex="Arial2"/>
    </style:style>
    <style:style style:name="P3" style:family="paragraph" style:parent-style-name="Standard">
      <style:paragraph-properties fo:text-align="start" style:justify-single-word="false"/>
      <style:text-properties style:font-name="Arial" fo:font-weight="bold" officeooo:rsid="0019cdd6" officeooo:paragraph-rsid="0019cdd6" style:font-weight-asian="bold" style:font-name-complex="Arial2"/>
    </style:style>
    <style:style style:name="P4" style:family="paragraph" style:parent-style-name="Standard">
      <style:paragraph-properties fo:text-align="start" style:justify-single-word="false"/>
      <style:text-properties style:font-name="Arial" fo:font-weight="bold" officeooo:rsid="0019cdd6" officeooo:paragraph-rsid="001da947" style:font-weight-asian="bold" style:font-name-complex="Arial2"/>
    </style:style>
    <style:style style:name="P5" style:family="paragraph" style:parent-style-name="Standard">
      <style:text-properties officeooo:paragraph-rsid="001da947"/>
    </style:style>
    <style:style style:name="P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Arial" fo:language="es" fo:country="GT" fo:font-weight="bold" officeooo:paragraph-rsid="0019cdd6" style:font-weight-asian="bold" style:font-name-complex="Arial2"/>
    </style:style>
    <style:style style:name="P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Arial" fo:language="es" fo:country="GT" fo:font-weight="bold" officeooo:paragraph-rsid="001da947" style:font-weight-asian="bold" style:font-name-complex="Arial2"/>
    </style:style>
    <style:style style:name="P8" style:family="paragraph" style:parent-style-name="Standard">
      <style:paragraph-properties fo:margin-top="0cm" fo:margin-bottom="0cm" loext:contextual-spacing="false" fo:line-height="100%"/>
      <style:text-properties style:font-name="Arial" fo:language="es" fo:country="GT" officeooo:paragraph-rsid="0019cdd6" style:font-name-complex="Arial2"/>
    </style:style>
    <style:style style:name="P9" style:family="paragraph" style:parent-style-name="Standard">
      <style:paragraph-properties fo:margin-top="0cm" fo:margin-bottom="0cm" loext:contextual-spacing="false" fo:line-height="100%"/>
      <style:text-properties style:font-name="Arial" fo:language="es" fo:country="GT" officeooo:paragraph-rsid="001da947" style:font-name-complex="Arial2"/>
    </style:style>
    <style:style style:name="P10" style:family="paragraph" style:parent-style-name="Standard">
      <style:paragraph-properties fo:margin-top="0cm" fo:margin-bottom="0cm" loext:contextual-spacing="false"/>
      <style:text-properties style:font-name="Arial" fo:language="es" fo:country="GT" officeooo:paragraph-rsid="0019cdd6" style:font-name-complex="Arial2"/>
    </style:style>
    <style:style style:name="P11" style:family="paragraph" style:parent-style-name="Standard">
      <style:paragraph-properties fo:margin-top="0cm" fo:margin-bottom="0cm" loext:contextual-spacing="false"/>
      <style:text-properties style:font-name="Arial" fo:language="es" fo:country="GT" officeooo:rsid="0019cdd6" officeooo:paragraph-rsid="0019cdd6" style:font-name-complex="Arial2"/>
    </style:style>
    <style:style style:name="P12" style:family="paragraph" style:parent-style-name="Standard">
      <style:paragraph-properties fo:margin-top="0cm" fo:margin-bottom="0cm" loext:contextual-spacing="false"/>
      <style:text-properties style:font-name="Arial" fo:language="es" fo:country="GT" officeooo:rsid="001a82a0" officeooo:paragraph-rsid="001a82a0" style:font-name-complex="Arial2"/>
    </style:style>
    <style:style style:name="P13" style:family="paragraph" style:parent-style-name="Standard">
      <style:paragraph-properties fo:margin-top="0cm" fo:margin-bottom="0cm" loext:contextual-spacing="false"/>
      <style:text-properties style:font-name="Arial" fo:language="es" fo:country="GT" officeooo:rsid="001c6f39" officeooo:paragraph-rsid="001c6f39" style:font-name-complex="Arial2"/>
    </style:style>
    <style:style style:name="P14" style:family="paragraph" style:parent-style-name="Standard">
      <style:paragraph-properties fo:margin-top="0cm" fo:margin-bottom="0cm" loext:contextual-spacing="false"/>
      <style:text-properties style:font-name="Arial" fo:language="es" fo:country="GT" officeooo:rsid="001c6f39" officeooo:paragraph-rsid="001da947" style:font-name-complex="Arial2"/>
    </style:style>
    <style:style style:name="P15" style:family="paragraph" style:parent-style-name="Standard">
      <style:paragraph-properties fo:margin-top="0cm" fo:margin-bottom="0cm" loext:contextual-spacing="false"/>
      <style:text-properties style:font-name="Arial" fo:language="es" fo:country="GT" officeooo:paragraph-rsid="001da947" style:font-name-complex="Arial2"/>
    </style:style>
    <style:style style:name="P16" style:family="paragraph" style:parent-style-name="Standard">
      <style:paragraph-properties fo:margin-top="0cm" fo:margin-bottom="0cm" loext:contextual-spacing="false"/>
      <style:text-properties style:font-name="Arial" fo:language="es" fo:country="GT" officeooo:rsid="001da947" officeooo:paragraph-rsid="001da947" style:font-name-complex="Arial2"/>
    </style:style>
    <style:style style:name="P17" style:family="paragraph" style:parent-style-name="Standard">
      <style:paragraph-properties fo:margin-top="0cm" fo:margin-bottom="0cm" loext:contextual-spacing="false" fo:line-height="100%"/>
      <style:text-properties style:font-name="Arial" fo:language="en" fo:country="US" officeooo:paragraph-rsid="0019cdd6" style:font-name-complex="Arial2"/>
    </style:style>
    <style:style style:name="P18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Arial" fo:language="en" fo:country="US" officeooo:paragraph-rsid="0019cdd6" style:font-name-complex="Arial2"/>
    </style:style>
    <style:style style:name="P19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Arial" fo:language="en" fo:country="US" officeooo:paragraph-rsid="001da947" style:font-name-complex="Arial2"/>
    </style:style>
    <style:style style:name="P20" style:family="paragraph" style:parent-style-name="Standard">
      <style:paragraph-properties fo:margin-top="0cm" fo:margin-bottom="0cm" loext:contextual-spacing="false" fo:line-height="100%"/>
      <style:text-properties style:font-name="Arial" fo:language="en" fo:country="US" officeooo:paragraph-rsid="001da947" style:font-name-complex="Arial2"/>
    </style:style>
    <style:style style:name="P21" style:family="paragraph" style:parent-style-name="Standard">
      <style:paragraph-properties fo:margin-top="0cm" fo:margin-bottom="0cm" loext:contextual-spacing="false" fo:line-height="100%"/>
      <style:text-properties style:font-name="Arial" fo:language="en" fo:country="US" fo:font-weight="bold" officeooo:paragraph-rsid="0019cdd6" style:font-weight-asian="bold" style:font-name-complex="Arial2" style:font-weight-complex="bold"/>
    </style:style>
    <style:style style:name="P22" style:family="paragraph" style:parent-style-name="Standard">
      <style:paragraph-properties fo:margin-top="0cm" fo:margin-bottom="0cm" loext:contextual-spacing="false" fo:line-height="100%"/>
      <style:text-properties style:font-name="Arial" fo:language="en" fo:country="US" fo:font-weight="bold" officeooo:paragraph-rsid="001da947" style:font-weight-asian="bold" style:font-name-complex="Arial2" style:font-weight-complex="bold"/>
    </style:style>
    <style:style style:name="P23" style:family="paragraph" style:parent-style-name="Standard">
      <style:paragraph-properties fo:margin-top="0cm" fo:margin-bottom="0cm" loext:contextual-spacing="false" fo:line-height="100%"/>
      <style:text-properties style:font-name="Arial" fo:language="en" fo:country="US" fo:font-weight="bold" officeooo:paragraph-rsid="0019cdd6" style:font-weight-asian="bold" style:font-name-complex="Arial2"/>
    </style:style>
    <style:style style:name="P24" style:family="paragraph" style:parent-style-name="Standard">
      <style:paragraph-properties fo:margin-top="0cm" fo:margin-bottom="0cm" loext:contextual-spacing="false" fo:line-height="100%"/>
      <style:text-properties style:font-name="Arial" fo:language="en" fo:country="US" fo:font-weight="bold" officeooo:paragraph-rsid="001da947" style:font-weight-asian="bold" style:font-name-complex="Arial2"/>
    </style:style>
    <style:style style:name="P25" style:family="paragraph" style:parent-style-name="Standard">
      <style:paragraph-properties fo:margin-top="0cm" fo:margin-bottom="0cm" loext:contextual-spacing="false" fo:line-height="100%"/>
      <style:text-properties officeooo:paragraph-rsid="0019cdd6"/>
    </style:style>
    <style:style style:name="P26" style:family="paragraph" style:parent-style-name="Standard">
      <style:paragraph-properties fo:margin-top="0cm" fo:margin-bottom="0cm" loext:contextual-spacing="false"/>
      <style:text-properties officeooo:paragraph-rsid="0019cdd6"/>
    </style:style>
    <style:style style:name="P27" style:family="paragraph" style:parent-style-name="Standard">
      <style:paragraph-properties fo:margin-top="0cm" fo:margin-bottom="0cm" loext:contextual-spacing="false" fo:line-height="100%"/>
      <style:text-properties style:font-name="Arial1" officeooo:rsid="0019cdd6" officeooo:paragraph-rsid="0019cdd6"/>
    </style:style>
    <style:style style:name="P28" style:family="paragraph" style:parent-style-name="Standard">
      <style:paragraph-properties fo:margin-top="0cm" fo:margin-bottom="0cm" loext:contextual-spacing="false" fo:line-height="100%"/>
      <style:text-properties style:font-name="Arial1" officeooo:rsid="001a82a0" officeooo:paragraph-rsid="001a82a0"/>
    </style:style>
    <style:style style:name="P29" style:family="paragraph" style:parent-style-name="Standard">
      <style:paragraph-properties fo:margin-top="0cm" fo:margin-bottom="0cm" loext:contextual-spacing="false" fo:line-height="100%"/>
      <style:text-properties style:font-name="Arial1" officeooo:paragraph-rsid="0019cdd6"/>
    </style:style>
    <style:style style:name="P30" style:family="paragraph" style:parent-style-name="Standard">
      <style:paragraph-properties fo:margin-top="0cm" fo:margin-bottom="0cm" loext:contextual-spacing="false" fo:line-height="100%"/>
      <style:text-properties style:font-name="Arial1" officeooo:paragraph-rsid="001da947"/>
    </style:style>
    <style:style style:name="P31" style:family="paragraph" style:parent-style-name="Standard">
      <style:paragraph-properties fo:margin-top="0cm" fo:margin-bottom="0cm" loext:contextual-spacing="false" fo:line-height="100%"/>
      <style:text-properties style:font-name="Arial1" officeooo:rsid="001c6f39" officeooo:paragraph-rsid="001da947"/>
    </style:style>
    <style:style style:name="P32" style:family="paragraph" style:parent-style-name="Standard">
      <style:paragraph-properties fo:margin-top="0cm" fo:margin-bottom="0cm" loext:contextual-spacing="false" fo:line-height="100%"/>
      <style:text-properties style:font-name="Arial1" officeooo:rsid="001da947" officeooo:paragraph-rsid="001da947"/>
    </style:style>
    <style:style style:name="P33" style:family="paragraph" style:parent-style-name="Standard">
      <style:paragraph-properties fo:margin-top="0cm" fo:margin-bottom="0cm" loext:contextual-spacing="false" fo:line-height="100%"/>
      <style:text-properties officeooo:rsid="001c6f39" officeooo:paragraph-rsid="001c6f39"/>
    </style:style>
    <style:style style:name="P34" style:family="paragraph" style:parent-style-name="Standard">
      <style:paragraph-properties fo:margin-top="0cm" fo:margin-bottom="0cm" loext:contextual-spacing="false"/>
      <style:text-properties officeooo:paragraph-rsid="001da947"/>
    </style:style>
    <style:style style:name="P35" style:family="paragraph" style:parent-style-name="Standard">
      <style:paragraph-properties fo:margin-top="0.423cm" fo:margin-bottom="0.423cm" loext:contextual-spacing="false" fo:line-height="100%"/>
      <style:text-properties style:font-name="Arial1" fo:font-size="12pt" fo:language="en" fo:country="US" officeooo:paragraph-rsid="0019cdd6" style:font-size-asian="12pt" style:font-size-complex="12pt"/>
    </style:style>
    <style:style style:name="P36" style:family="paragraph" style:parent-style-name="Standard">
      <style:paragraph-properties fo:margin-top="0.423cm" fo:margin-bottom="0.423cm" loext:contextual-spacing="false" fo:line-height="100%"/>
      <style:text-properties style:font-name="Arial1" fo:font-size="12pt" fo:language="en" fo:country="US" officeooo:paragraph-rsid="001da947" style:font-size-asian="12pt" style:font-size-complex="12pt"/>
    </style:style>
    <style:style style:name="P37" style:family="paragraph" style:parent-style-name="Standard">
      <style:paragraph-properties fo:margin-top="0.423cm" fo:margin-bottom="0.423cm" loext:contextual-spacing="false" fo:line-height="100%"/>
      <style:text-properties style:font-name="Arial1" fo:font-size="12pt" fo:language="en" fo:country="US" officeooo:rsid="001c6f39" officeooo:paragraph-rsid="001c6f39" style:font-size-asian="12pt" style:font-size-complex="12pt"/>
    </style:style>
    <style:style style:name="P38" style:family="paragraph" style:parent-style-name="Standard">
      <style:paragraph-properties fo:margin-top="0.423cm" fo:margin-bottom="0.423cm" loext:contextual-spacing="false" fo:line-height="100%"/>
      <style:text-properties style:font-name="Arial1" fo:font-size="12pt" fo:language="en" fo:country="US" officeooo:rsid="001c6f39" officeooo:paragraph-rsid="001da947" style:font-size-asian="12pt" style:font-size-complex="12pt"/>
    </style:style>
    <style:style style:name="P39" style:family="paragraph" style:parent-style-name="Standard">
      <style:paragraph-properties fo:margin-top="0.423cm" fo:margin-bottom="0.423cm" loext:contextual-spacing="false" fo:line-height="100%"/>
      <style:text-properties style:font-name="Arial1" fo:font-size="12pt" fo:language="en" fo:country="US" officeooo:rsid="001da947" officeooo:paragraph-rsid="001da947" style:font-size-asian="12pt" style:font-size-complex="12pt"/>
    </style:style>
    <style:style style:name="P40" style:family="paragraph" style:parent-style-name="Standard">
      <style:paragraph-properties fo:margin-top="0.423cm" fo:margin-bottom="0.423cm" loext:contextual-spacing="false" fo:line-height="100%"/>
      <style:text-properties fo:color="#000000" style:font-name="Arial1" fo:font-size="12pt" fo:language="en" fo:country="US" officeooo:paragraph-rsid="0019cdd6" style:font-name-asian="Times New Roman" style:font-size-asian="12pt" style:language-asian="es" style:country-asian="GT" style:font-name-complex="Times New Roman" style:font-size-complex="12pt"/>
    </style:style>
    <style:style style:name="P41" style:family="paragraph" style:parent-style-name="Standard">
      <style:paragraph-properties fo:margin-top="0.423cm" fo:margin-bottom="0.423cm" loext:contextual-spacing="false" fo:line-height="100%"/>
      <style:text-properties fo:color="#000000" style:font-name="Arial1" fo:font-size="12pt" fo:language="en" fo:country="US" officeooo:rsid="001a82a0" officeooo:paragraph-rsid="001a82a0" style:font-name-asian="Times New Roman" style:font-size-asian="12pt" style:language-asian="es" style:country-asian="GT" style:font-name-complex="Times New Roman" style:font-size-complex="12pt"/>
    </style:style>
    <style:style style:name="P42" style:family="paragraph" style:parent-style-name="Standard" style:master-page-name="Standard">
      <style:paragraph-properties fo:margin-top="0cm" fo:margin-bottom="0cm" loext:contextual-spacing="false" style:page-number="auto"/>
      <style:text-properties style:font-name="Arial" fo:font-weight="bold" officeooo:paragraph-rsid="0019cdd6" style:font-weight-asian="bold" style:font-name-complex="Arial2"/>
    </style:style>
    <style:style style:name="P43" style:family="paragraph" style:parent-style-name="Standard" style:master-page-name="Standard">
      <style:paragraph-properties fo:margin-top="0cm" fo:margin-bottom="0cm" loext:contextual-spacing="false" style:page-number="auto"/>
      <style:text-properties style:font-name="Arial" fo:font-weight="bold" officeooo:paragraph-rsid="001da947" style:font-weight-asian="bold" style:font-name-complex="Arial2"/>
    </style:style>
    <style:style style:name="P44" style:family="paragraph" style:parent-style-name="Standard" style:list-style-name="WWNum2">
      <style:paragraph-properties fo:margin-top="0cm" fo:margin-bottom="0cm" loext:contextual-spacing="false" fo:line-height="100%"/>
      <style:text-properties style:font-name="Arial" fo:language="en" fo:country="US" officeooo:paragraph-rsid="0019cdd6" style:font-name-complex="Arial2"/>
    </style:style>
    <style:style style:name="P45" style:family="paragraph" style:parent-style-name="Standard" style:list-style-name="WWNum2">
      <style:paragraph-properties fo:margin-top="0cm" fo:margin-bottom="0cm" loext:contextual-spacing="false" fo:line-height="100%"/>
      <style:text-properties style:font-name="Arial" fo:language="en" fo:country="US" officeooo:paragraph-rsid="001da947" style:font-name-complex="Arial2"/>
    </style:style>
    <style:style style:name="P46" style:family="paragraph" style:parent-style-name="Standard" style:list-style-name="WWNum3">
      <style:paragraph-properties fo:margin-top="0cm" fo:margin-bottom="0cm" loext:contextual-spacing="false" fo:line-height="100%"/>
      <style:text-properties style:font-name="Arial" fo:language="en" fo:country="US" officeooo:paragraph-rsid="0019cdd6" style:font-name-complex="Arial2"/>
    </style:style>
    <style:style style:name="P47" style:family="paragraph" style:parent-style-name="Standard" style:list-style-name="WWNum3">
      <style:paragraph-properties fo:margin-top="0cm" fo:margin-bottom="0cm" loext:contextual-spacing="false" fo:line-height="100%"/>
      <style:text-properties style:font-name="Arial" fo:language="en" fo:country="US" officeooo:paragraph-rsid="001da947" style:font-name-complex="Arial2"/>
    </style:style>
    <style:style style:name="P48" style:family="paragraph" style:parent-style-name="Standard">
      <style:paragraph-properties fo:margin-top="0cm" fo:margin-bottom="0cm" loext:contextual-spacing="false" fo:line-height="100%"/>
      <style:text-properties style:font-name="Arial1" officeooo:rsid="001c6f39" officeooo:paragraph-rsid="001c6f39"/>
    </style:style>
    <style:style style:name="P49" style:family="paragraph" style:parent-style-name="Standard">
      <style:paragraph-properties fo:margin-top="0cm" fo:margin-bottom="0cm" loext:contextual-spacing="false" fo:line-height="100%"/>
      <style:text-properties style:font-name="Arial1" officeooo:paragraph-rsid="0019cdd6"/>
    </style:style>
    <style:style style:name="T1" style:family="text">
      <style:text-properties style:font-name="Arial" fo:font-weight="bold" style:font-weight-asian="bold" style:font-name-complex="Arial2"/>
    </style:style>
    <style:style style:name="T2" style:family="text">
      <style:text-properties style:font-name="Arial" style:font-name-complex="Arial2"/>
    </style:style>
    <style:style style:name="T3" style:family="text">
      <style:text-properties fo:color="#000000" style:font-name-asian="Times New Roman" style:language-asian="es" style:country-asian="GT" style:font-name-complex="Times New Roman"/>
    </style:style>
    <style:style style:name="T4" style:family="text">
      <style:text-properties fo:color="#000000" officeooo:rsid="001a82a0" style:font-name-asian="Times New Roman" style:language-asian="es" style:country-asian="GT" style:font-name-complex="Times New Roman"/>
    </style:style>
    <style:style style:name="T5" style:family="text">
      <style:text-properties fo:color="#000000" officeooo:rsid="001c6f39" style:font-name-asian="Times New Roman" style:language-asian="es" style:country-asian="GT" style:font-name-complex="Times New Roman"/>
    </style:style>
    <style:style style:name="T6" style:family="text">
      <style:text-properties fo:color="#000000" officeooo:rsid="001da947" style:font-name-asian="Times New Roman" style:language-asian="es" style:country-asian="GT" style:font-name-complex="Times New Roman"/>
    </style:style>
    <style:style style:name="T7" style:family="text">
      <style:text-properties officeooo:rsid="0019cdd6"/>
    </style:style>
    <style:style style:name="T8" style:family="text">
      <style:text-properties officeooo:rsid="001a82a0"/>
    </style:style>
    <style:style style:name="T9" style:family="text">
      <style:text-properties officeooo:rsid="001da94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2">CENTRO PEDAGÓGICO ANTIGÜEÑO Y SU JARDÍN INFANTIL SNOOY “C.P.A.”</text:p>
      <text:p text:style-name="P26"><text:span text:style-name="T1">GRADO:</text:span><text:span text:style-name="T2"> Tercero Primaria.<text:tab/><text:tab/><text:tab/></text:span><text:span text:style-name="T1">SECCIÓN: </text:span><text:span text:style-name="T2">Única. <text:s/><text:tab/><text:tab/><text:tab/><text:tab/><text:tab/><text:tab/></text:span><text:span text:style-name="T1">ÁREA: </text:span><text:span text:style-name="T2">Computación.</text:span></text:p>
      <text:p text:style-name="P26"><text:span text:style-name="T1">PROFESOR: </text:span><text:span text:style-name="T2">Junior L. Cárdenas A.</text:span><text:span text:style-name="T1"> </text:span><text:span text:style-name="T2"><text:s text:c="17"/></text:span><text:span text:style-name="T1">PLAN ANUAL <text:s text:c="45"/><text:tab/><text:tab/>CICLO ESCOLAR</text:span><text:span text:style-name="T2">: 2,019.</text:span></text:p>
      <text:p text:style-name="P1"/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row table:style-name="Table9.1">
          <table:table-cell table:style-name="Table9.A1" table:number-rows-spanned="2" office:value-type="string">
            <text:p text:style-name="P6">Competencia</text:p>
          </table:table-cell>
          <table:table-cell table:style-name="Table9.A1" office:value-type="string">
            <text:p text:style-name="P6">Contenidos</text:p>
          </table:table-cell>
          <table:table-cell table:style-name="Table9.A1" table:number-rows-spanned="2" office:value-type="string">
            <text:p text:style-name="P6">Actividades / Herramientas</text:p>
          </table:table-cell>
          <table:table-cell table:style-name="Table9.A1" table:number-rows-spanned="2" office:value-type="string">
            <text:p text:style-name="P6">Evaluación</text:p>
          </table:table-cell>
          <table:table-cell table:style-name="Table9.A1" table:number-rows-spanned="2" office:value-type="string">
            <text:p text:style-name="P6">Indicadores de logro</text:p>
          </table:table-cell>
        </table:table-row>
        <table:table-row table:style-name="Table9.2">
          <table:covered-table-cell/>
          <table:table-cell table:style-name="Table9.A1" office:value-type="string">
            <text:p text:style-name="P6">Conceptual.</text:p>
          </table:table-cell>
          <table:covered-table-cell/>
          <table:covered-table-cell/>
          <table:covered-table-cell/>
        </table:table-row>
        <table:table-row table:style-name="Table9.3">
          <table:table-cell table:style-name="Table9.A3" office:value-type="string">
            <text:p text:style-name="P8"/>
            <text:p text:style-name="P29">Usa la opción propiedades de Windows para personalizar la computadora.</text:p>
            <text:p text:style-name="P29"/>
            <text:p text:style-name="P29">Localizar los archivos y carpetas en el escritorio.</text:p>
            <text:p text:style-name="P29"/>
            <text:p text:style-name="P29">Organiza la barra de herramientas adecuadamente.</text:p>
            <text:p text:style-name="P29"/>
            <text:p text:style-name="P29">Conoce que es el papel tapiz</text:p>
            <text:p text:style-name="P29"/>
            <text:p text:style-name="P29"/>
          </table:table-cell>
          <table:table-cell table:style-name="Table9.B3" office:value-type="string">
            <text:p text:style-name="P10"/>
            <text:p text:style-name="P10"/>
            <text:p text:style-name="P10"><text:s text:c="4"/><text:span text:style-name="T7">1</text:span>. Windows.</text:p>
            <text:p text:style-name="P10"><text:s text:c="4"/><text:span text:style-name="T7">2</text:span>. ¿Qué son las barras de herramientas?</text:p>
            <text:p text:style-name="P10"><text:s text:c="4"/><text:span text:style-name="T7">3</text:span>. Importación de los sonidos en Windows.</text:p>
            <text:p text:style-name="P10"><text:s text:c="4"/><text:span text:style-name="T7">4</text:span>. El puntero del mouse.</text:p>
            <text:p text:style-name="P10"><text:s text:c="4"/><text:span text:style-name="T7">5</text:span>. Archivos y carpetas.</text:p>
            <text:p text:style-name="P10"><text:s text:c="4"/><text:span text:style-name="T7">6</text:span>. Trabajo con archivos y carpetas.</text:p>
            <text:p text:style-name="P10"><text:s text:c="4"/><text:span text:style-name="T7">7</text:span>. Buscar archivos borrar y recuperar archivos.</text:p>
            <text:p text:style-name="P10"><text:s text:c="4"/><text:span text:style-name="T7">8</text:span>. Imágenes en Windows.</text:p>
          </table:table-cell>
          <table:table-cell table:style-name="Table9.C3" office:value-type="string">
            <text:p text:style-name="P17"/>
            <text:p text:style-name="P17"/>
            <text:p text:style-name="P21">ACTIVIDADES</text:p>
            <text:list xml:id="list2825681113" text:style-name="WWNum2">
              <text:list-item>
                <text:p text:style-name="P44">Realizar ejercicios en la computadora.</text:p>
              </text:list-item>
              <text:list-item>
                <text:p text:style-name="P44">Realizar hojas de trabajo en clase.</text:p>
              </text:list-item>
              <text:list-item>
                <text:p text:style-name="P44">Realizar tareas en casa sobre el programa.</text:p>
              </text:list-item>
              <text:list-item>
                <text:p text:style-name="P44">Visualizar las partes y herramientas.</text:p>
              </text:list-item>
              <text:list-item>
                <text:p text:style-name="P44">Ejercicios en el cuaderno.</text:p>
              </text:list-item>
            </text:list>
            <text:p text:style-name="P17"/>
            <text:p text:style-name="P23">HERRAMIENTAS</text:p>
            <text:list xml:id="list1273771221" text:style-name="WWNum3">
              <text:list-item>
                <text:p text:style-name="P46">Humanos </text:p>
              </text:list-item>
              <text:list-item>
                <text:p text:style-name="P46">visuales</text:p>
              </text:list-item>
              <text:list-item>
                <text:p text:style-name="P46">naturales</text:p>
              </text:list-item>
              <text:list-item>
                <text:p text:style-name="P46">objetos:</text:p>
              </text:list-item>
            </text:list>
            <text:p text:style-name="P17">Equipo de computación</text:p>
          </table:table-cell>
          <table:table-cell table:style-name="Table9.D3" office:value-type="string"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>Ejercicios </text:p>
            <text:p text:style-name="P18">Tareas </text:p>
            <text:p text:style-name="P18">Practica</text:p>
            <text:p text:style-name="P18">Prueba objetiva </text:p>
            <text:p text:style-name="P17"/>
          </table:table-cell>
          <table:table-cell table:style-name="Table9.E3" office:value-type="string">
            <text:p text:style-name="P40"><text:s/>Identifica las simbologías de los botones minimizar maximizar/restaurar y cerrar.</text:p>
            <text:p text:style-name="P40">Reconoce Windows como función y conocimiento en la vida diaria.</text:p>
            <text:p text:style-name="P40">Conoce las estructuras de las ventas de una pantalla.</text:p>
            <text:p text:style-name="P40">Aplica los cuadros de control rápidamente</text:p>
          </table:table-cell>
        </table:table-row>
      </table:table>
      <text:p text:style-name="P2"/>
      <text:p text:style-name="P42">CENTRO PEDAGÓGICO ANTIGÜEÑO Y SU JARDÍN INFANTIL SNOOY “C.P.A.”</text:p>
      <text:p text:style-name="P26"><text:span text:style-name="T1">GRADO:</text:span><text:span text:style-name="T2"> Tercero Primaria.<text:tab/><text:tab/><text:tab/></text:span><text:span text:style-name="T1">SECCIÓN: </text:span><text:span text:style-name="T2">Única. <text:s/><text:tab/><text:tab/><text:tab/><text:tab/><text:tab/><text:tab/></text:span><text:span text:style-name="T1">ÁREA: </text:span><text:span text:style-name="T2">Computación.</text:span></text:p>
      <text:p text:style-name="P26"><text:span text:style-name="T1">PROFESOR: </text:span><text:span text:style-name="T2">Junior L. Cárdenas A.</text:span><text:span text:style-name="T1"> </text:span><text:span text:style-name="T2"><text:s text:c="17"/></text:span><text:span text:style-name="T1">PLAN ANUAL <text:s text:c="45"/><text:tab/><text:tab/>CICLO ESCOLAR</text:span><text:span text:style-name="T2">: 2,019.</text:span>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table:number-rows-spanned="2" office:value-type="string">
            <text:p text:style-name="P6">Competencia</text:p>
          </table:table-cell>
          <table:table-cell table:style-name="Table1.A1" office:value-type="string">
            <text:p text:style-name="P6">Contenidos</text:p>
          </table:table-cell>
          <table:table-cell table:style-name="Table1.A1" table:number-rows-spanned="2" office:value-type="string">
            <text:p text:style-name="P6">Actividades / Herramientas</text:p>
          </table:table-cell>
          <table:table-cell table:style-name="Table1.A1" table:number-rows-spanned="2" office:value-type="string">
            <text:p text:style-name="P6">Evaluación</text:p>
          </table:table-cell>
          <table:table-cell table:style-name="Table1.A1" table:number-rows-spanned="2" office:value-type="string">
            <text:p text:style-name="P6">Indicadores de logro</text:p>
          </table:table-cell>
        </table:table-row>
        <table:table-row table:style-name="Table1.2">
          <table:covered-table-cell/>
          <table:table-cell table:style-name="Table1.A1" office:value-type="string">
            <text:p text:style-name="P6">Conceptual.</text:p>
          </table:table-cell>
          <table:covered-table-cell/>
          <table:covered-table-cell/>
          <table:covered-table-cell/>
        </table:table-row>
        <table:table-row table:style-name="Table1.3">
          <table:table-cell table:style-name="Table1.A3" office:value-type="string">
            <text:p text:style-name="P8"/>
            <text:p text:style-name="P8"/>
            <text:p text:style-name="P27">Utilizar las funciones básicas de un procesador de textos.</text:p>
            <text:p text:style-name="P27"/>
            <text:p text:style-name="P28">Conocer los elementos basicos del ordenador y sus funciones.</text:p>
            <text:p text:style-name="P28"/>
            <text:p text:style-name="P28">Dar formato a un texto.</text:p>
            <text:p text:style-name="P25"/>
          </table:table-cell>
          <table:table-cell table:style-name="Table1.B3" office:value-type="string">
            <text:p text:style-name="P10"/>
            <text:p text:style-name="P10"/>
            <text:p text:style-name="P11">1. Procesador de textos Microsoft Word.</text:p>
            <text:p text:style-name="P11"><text:span text:style-name="T8">2. </text:span>La pantalla principal.</text:p>
            <text:p text:style-name="P12">3. Teclado </text:p>
            <text:p text:style-name="P12">4. Como guardo mi trabajo de word?</text:p>
            <text:p text:style-name="P12">5. Formato de Texto.</text:p>
            <text:p text:style-name="P12">6. Insertar un dibujo.</text:p>
            <text:p text:style-name="P12"/>
            <text:p text:style-name="P11"/>
            <text:p text:style-name="P11"/>
            <text:p text:style-name="P11"/>
            <text:p text:style-name="P11"/>
            <text:p text:style-name="P11"/>
          </table:table-cell>
          <table:table-cell table:style-name="Table1.C3" office:value-type="string">
            <text:p text:style-name="P17"/>
            <text:p text:style-name="P17"/>
            <text:p text:style-name="P21">ACTIVIDADES</text:p>
            <text:list xml:id="list328267151954" text:continue-list="list2825681113" text:style-name="WWNum2">
              <text:list-item>
                <text:p text:style-name="P44">Realizar ejercicios en la computadora.</text:p>
              </text:list-item>
              <text:list-item>
                <text:p text:style-name="P44">Realizar hojas de trabajo en clase.</text:p>
              </text:list-item>
              <text:list-item>
                <text:p text:style-name="P44">Realizar tareas en casa sobre el programa.</text:p>
              </text:list-item>
              <text:list-item>
                <text:p text:style-name="P44">Visualizar las partes y herramientas.</text:p>
              </text:list-item>
              <text:list-item>
                <text:p text:style-name="P44">Ejercicios en el cuaderno.</text:p>
              </text:list-item>
            </text:list>
            <text:p text:style-name="P17"/>
            <text:p text:style-name="P23">HERRAMIENTAS</text:p>
            <text:list xml:id="list327792424864" text:continue-list="list1273771221" text:style-name="WWNum3">
              <text:list-item>
                <text:p text:style-name="P46">Humanos </text:p>
              </text:list-item>
              <text:list-item>
                <text:p text:style-name="P46">visuales</text:p>
              </text:list-item>
              <text:list-item>
                <text:p text:style-name="P46">naturales</text:p>
              </text:list-item>
              <text:list-item>
                <text:p text:style-name="P46">objetos:</text:p>
              </text:list-item>
            </text:list>
            <text:p text:style-name="P17">Equipo de computación</text:p>
          </table:table-cell>
          <table:table-cell table:style-name="Table1.D3" office:value-type="string"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>Ejercicios </text:p>
            <text:p text:style-name="P18">Tareas </text:p>
            <text:p text:style-name="P18">Practica</text:p>
            <text:p text:style-name="P18">Prueba objetiva </text:p>
            <text:p text:style-name="P17"/>
          </table:table-cell>
          <table:table-cell table:style-name="Table1.E3" office:value-type="string">
            <text:p text:style-name="P35"><text:span text:style-name="T3"><text:s/></text:span><text:span text:style-name="T4">Reconocer a word como un procesador de textos e identificar las herramientas de su pantalla principal.</text:span></text:p>
            <text:p text:style-name="P41">Identificar como cambiar de formato y la fuente de un texto y como seleccionarlo.</text:p>
            <text:p text:style-name="P41">Identificar la forma correcta de imprimir un documento.</text:p>
          </table:table-cell>
        </table:table-row>
      </table:table>
      <text:p text:style-name="P3"/>
      <text:p text:style-name="P42">CENTRO PEDAGÓGICO ANTIGÜEÑO Y SU JARDÍN INFANTIL SNOOY “C.P.A.”</text:p>
      <text:p text:style-name="P26"><text:span text:style-name="T1">GRADO:</text:span><text:span text:style-name="T2"> Tercero Primaria.<text:tab/><text:tab/><text:tab/></text:span><text:span text:style-name="T1">SECCIÓN: </text:span><text:span text:style-name="T2">Única. <text:s/><text:tab/><text:tab/><text:tab/><text:tab/><text:tab/><text:tab/></text:span><text:span text:style-name="T1">ÁREA: </text:span><text:span text:style-name="T2">Computación.</text:span></text:p>
      <text:p text:style-name="P26"><text:span text:style-name="T1">PROFESOR: </text:span><text:span text:style-name="T2">Junior L. Cárdenas A.</text:span><text:span text:style-name="T1"> </text:span><text:span text:style-name="T2"><text:s text:c="17"/></text:span><text:span text:style-name="T1">PLAN ANUAL <text:s text:c="45"/><text:tab/><text:tab/>CICLO ESCOLAR</text:span><text:span text:style-name="T2">: 2,019.</text:span></text:p>
      <text:p text:style-name="P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table:number-rows-spanned="2" office:value-type="string">
            <text:p text:style-name="P6">Competencia</text:p>
          </table:table-cell>
          <table:table-cell table:style-name="Table2.A1" office:value-type="string">
            <text:p text:style-name="P6">Contenidos</text:p>
          </table:table-cell>
          <table:table-cell table:style-name="Table2.A1" table:number-rows-spanned="2" office:value-type="string">
            <text:p text:style-name="P6">Actividades / Herramientas</text:p>
          </table:table-cell>
          <table:table-cell table:style-name="Table2.A1" table:number-rows-spanned="2" office:value-type="string">
            <text:p text:style-name="P6">Evaluación</text:p>
          </table:table-cell>
          <table:table-cell table:style-name="Table2.A1" table:number-rows-spanned="2" office:value-type="string">
            <text:p text:style-name="P6">Indicadores de logro</text:p>
          </table:table-cell>
        </table:table-row>
        <table:table-row table:style-name="Table2.2">
          <table:covered-table-cell/>
          <table:table-cell table:style-name="Table2.A1" office:value-type="string">
            <text:p text:style-name="P6">Conceptual.</text:p>
          </table:table-cell>
          <table:covered-table-cell/>
          <table:covered-table-cell/>
          <table:covered-table-cell/>
        </table:table-row>
        <table:table-row table:style-name="Table2.3">
          <table:table-cell table:style-name="Table2.A3" office:value-type="string">
            <text:p text:style-name="P8"/>
            <text:p text:style-name="P25"/>
            <text:p text:style-name="P48">Conocer la terminologia basica relacionada con las hojas de calculo.</text:p>
            <text:p text:style-name="P29"/>
            <text:p text:style-name="P48">Utilización de la hoja de calculo.</text:p>
            <text:p text:style-name="P48"/>
            <text:p text:style-name="P48">Utilizar las funciones basicas de una hoja de calculo.</text:p>
            <text:p text:style-name="P33"/>
            <text:p text:style-name="P33"/>
          </table:table-cell>
          <table:table-cell table:style-name="Table2.B3" office:value-type="string">
            <text:p text:style-name="P10"/>
            <text:p text:style-name="P10"/>
            <text:p text:style-name="P13">1. Qué es Excel?</text:p>
            <text:p text:style-name="P13">2. La pantalla pricipal de Excel.</text:p>
            <text:p text:style-name="P13">3. Barra de herramientas Estandar de Datos.</text:p>
            <text:p text:style-name="P13">4. Barra de herramientas de formato.</text:p>
            <text:p text:style-name="P13">5. Sumar y Restar con Excel.</text:p>
            <text:p text:style-name="P13"/>
          </table:table-cell>
          <table:table-cell table:style-name="Table2.C3" office:value-type="string">
            <text:p text:style-name="P17"/>
            <text:p text:style-name="P17"/>
            <text:p text:style-name="P21">ACTIVIDADES</text:p>
            <text:list xml:id="list328356009240" text:continue-list="list328267151954" text:style-name="WWNum2">
              <text:list-item>
                <text:p text:style-name="P44">Realizar ejercicios en la computadora.</text:p>
              </text:list-item>
              <text:list-item>
                <text:p text:style-name="P44">Realizar hojas de trabajo en clase.</text:p>
              </text:list-item>
              <text:list-item>
                <text:p text:style-name="P44">Realizar tareas en casa sobre el programa.</text:p>
              </text:list-item>
              <text:list-item>
                <text:p text:style-name="P44">Visualizar las partes y herramientas.</text:p>
              </text:list-item>
              <text:list-item>
                <text:p text:style-name="P44">Ejercicios en el cuaderno.</text:p>
              </text:list-item>
            </text:list>
            <text:p text:style-name="P17"/>
            <text:p text:style-name="P23">HERRAMIENTAS</text:p>
            <text:list xml:id="list327918985674" text:continue-list="list327792424864" text:style-name="WWNum3">
              <text:list-item>
                <text:p text:style-name="P46">Humanos </text:p>
              </text:list-item>
              <text:list-item>
                <text:p text:style-name="P46">visuales</text:p>
              </text:list-item>
              <text:list-item>
                <text:p text:style-name="P46">naturales</text:p>
              </text:list-item>
              <text:list-item>
                <text:p text:style-name="P46">objetos:</text:p>
              </text:list-item>
            </text:list>
            <text:p text:style-name="P17">Equipo de computación</text:p>
          </table:table-cell>
          <table:table-cell table:style-name="Table2.D3" office:value-type="string"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>Ejercicios </text:p>
            <text:p text:style-name="P18">Tareas </text:p>
            <text:p text:style-name="P18">Practica</text:p>
            <text:p text:style-name="P18">Prueba objetiva </text:p>
            <text:p text:style-name="P17"/>
          </table:table-cell>
          <table:table-cell table:style-name="Table2.E3" office:value-type="string">
            <text:p text:style-name="P35"><text:span text:style-name="T3"><text:s/></text:span><text:span text:style-name="T5">Identificar a Excel como el prorama de Office con el que se pueden organizar datos en hojas de calculo y obtener informacion de ellos de forma sencilla.</text:span></text:p>
            <text:p text:style-name="P37"><text:span text:style-name="T5">I</text:span><text:span text:style-name="T3">dentificar las partes de que conforman la pantalla principal de Excel.</text:span></text:p>
          </table:table-cell>
        </table:table-row>
      </table:table>
      <text:p text:style-name="P3"/>
      <text:p text:style-name="P43">CENTRO PEDAGÓGICO ANTIGÜEÑO Y SU JARDÍN INFANTIL SNOOY “C.P.A.”</text:p>
      <text:p text:style-name="P34"><text:span text:style-name="T1">GRADO:</text:span><text:span text:style-name="T2"> Tercero Primaria.<text:tab/><text:tab/><text:tab/></text:span><text:span text:style-name="T1">SECCIÓN: </text:span><text:span text:style-name="T2">Única. <text:s/><text:tab/><text:tab/><text:tab/><text:tab/><text:tab/><text:tab/></text:span><text:span text:style-name="T1">ÁREA: </text:span><text:span text:style-name="T2">Computación.</text:span></text:p>
      <text:p text:style-name="P34"><text:span text:style-name="T1">PROFESOR: </text:span><text:span text:style-name="T2">Junior L. Cárdenas A.</text:span><text:span text:style-name="T1"> </text:span><text:span text:style-name="T2"><text:s text:c="17"/></text:span><text:span text:style-name="T1">PLAN ANUAL <text:s text:c="45"/><text:tab/><text:tab/>CICLO ESCOLAR</text:span><text:span text:style-name="T2">: 2,019.</text:span></text:p>
      <text:p text:style-name="P5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 table:style-name="Table3.1">
          <table:table-cell table:style-name="Table3.A1" table:number-rows-spanned="2" office:value-type="string">
            <text:p text:style-name="P7">Competencia</text:p>
          </table:table-cell>
          <table:table-cell table:style-name="Table3.A1" office:value-type="string">
            <text:p text:style-name="P7">Contenidos</text:p>
          </table:table-cell>
          <table:table-cell table:style-name="Table3.A1" table:number-rows-spanned="2" office:value-type="string">
            <text:p text:style-name="P7">Actividades / Herramientas</text:p>
          </table:table-cell>
          <table:table-cell table:style-name="Table3.A1" table:number-rows-spanned="2" office:value-type="string">
            <text:p text:style-name="P7">Evaluación</text:p>
          </table:table-cell>
          <table:table-cell table:style-name="Table3.A1" table:number-rows-spanned="2" office:value-type="string">
            <text:p text:style-name="P7">Indicadores de logro</text:p>
          </table:table-cell>
        </table:table-row>
        <table:table-row table:style-name="Table3.2">
          <table:covered-table-cell/>
          <table:table-cell table:style-name="Table3.A1" office:value-type="string">
            <text:p text:style-name="P7">Conceptual.</text:p>
          </table:table-cell>
          <table:covered-table-cell/>
          <table:covered-table-cell/>
          <table:covered-table-cell/>
        </table:table-row>
        <table:table-row table:style-name="Table3.3">
          <table:table-cell table:style-name="Table3.A3" office:value-type="string">
            <text:p text:style-name="P9"/>
            <text:p text:style-name="P30"/>
            <text:p text:style-name="P31"/>
            <text:p text:style-name="P32">Personalizar presentaciones.</text:p>
            <text:p text:style-name="P32"/>
            <text:p text:style-name="P32"/>
            <text:p text:style-name="P32">Dar formato y crear efectos en una presentación.</text:p>
            <text:p text:style-name="P32"/>
            <text:p text:style-name="P32">Insertar imagenes y otros elementos gráficos.</text:p>
            <text:p text:style-name="P32">Animar textos e imagenes.</text:p>
          </table:table-cell>
          <table:table-cell table:style-name="Table3.B3" office:value-type="string">
            <text:p text:style-name="P15"/>
            <text:p text:style-name="P15"/>
            <text:p text:style-name="P14">1. <text:span text:style-name="T9">Qué es PowerPoint?</text:span></text:p>
            <text:p text:style-name="P16">2. Qué es el diseño de la diapositiva?</text:p>
            <text:p text:style-name="P16">3. La pantalla principal.</text:p>
            <text:p text:style-name="P16">4. Como comienzo una presentación?</text:p>
            <text:p text:style-name="P16">5. Qué es una Imagen Prediseñada?</text:p>
          </table:table-cell>
          <table:table-cell table:style-name="Table3.C3" office:value-type="string">
            <text:p text:style-name="P20"/>
            <text:p text:style-name="P20"/>
            <text:p text:style-name="P22">ACTIVIDADES</text:p>
            <text:list xml:id="list328363197031" text:continue-list="list328356009240" text:style-name="WWNum2">
              <text:list-item>
                <text:p text:style-name="P45">Realizar ejercicios en la computadora.</text:p>
              </text:list-item>
              <text:list-item>
                <text:p text:style-name="P45">Realizar hojas de trabajo en clase.</text:p>
              </text:list-item>
              <text:list-item>
                <text:p text:style-name="P45">Realizar tareas en casa sobre el programa.</text:p>
              </text:list-item>
              <text:list-item>
                <text:p text:style-name="P45">Visualizar las partes y herramientas.</text:p>
              </text:list-item>
              <text:list-item>
                <text:p text:style-name="P45">Ejercicios en el cuaderno.</text:p>
              </text:list-item>
            </text:list>
            <text:p text:style-name="P20"/>
            <text:p text:style-name="P24">HERRAMIENTAS</text:p>
            <text:list xml:id="list328657628805" text:continue-list="list327918985674" text:style-name="WWNum3">
              <text:list-item>
                <text:p text:style-name="P47">Humanos </text:p>
              </text:list-item>
              <text:list-item>
                <text:p text:style-name="P47">visuales</text:p>
              </text:list-item>
              <text:list-item>
                <text:p text:style-name="P47">naturales</text:p>
              </text:list-item>
              <text:list-item>
                <text:p text:style-name="P47">objetos:</text:p>
              </text:list-item>
            </text:list>
            <text:p text:style-name="P20">Equipo de computación</text:p>
          </table:table-cell>
          <table:table-cell table:style-name="Table3.D3" office:value-type="string">
            <text:p text:style-name="P19"/>
            <text:p text:style-name="P19"/>
            <text:p text:style-name="P19"/>
            <text:p text:style-name="P19"/>
            <text:p text:style-name="P19"/>
            <text:p text:style-name="P19"/>
            <text:p text:style-name="P19"/>
            <text:p text:style-name="P19">Ejercicios </text:p>
            <text:p text:style-name="P19">Tareas </text:p>
            <text:p text:style-name="P19">Practica</text:p>
            <text:p text:style-name="P19">Prueba objetiva </text:p>
            <text:p text:style-name="P20"/>
          </table:table-cell>
          <table:table-cell table:style-name="Table3.E3" office:value-type="string">
            <text:p text:style-name="P36"><text:span text:style-name="T3"><text:s/></text:span><text:span text:style-name="T6">Destacar las diferencias entre Word y PowerPoint y como entrar al programa.</text:span></text:p>
            <text:p text:style-name="P39"><text:span text:style-name="T6">I</text:span><text:span text:style-name="T3">dentificar las ventanas de la barra de herramientas Estandar de la pantalla principal de PowerPoint y como elegir el diseño de la diapositiva.</text:span></text:p>
            <text:p text:style-name="P38"><text:span text:style-name="T3">Identificar las partes de que conforman la pantalla principal de </text:span><text:span text:style-name="T6">PowerPoint</text:span><text:span text:style-name="T3">.</text:span>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Arial1" svg:font-family="Arial" style:font-family-generic="swiss"/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GT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GT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7.94cm" fo:page-height="21.59cm" style:num-format="1" style:print-orientation="landscape" fo:margin-top="1.27cm" fo:margin-bottom="1.27cm" fo:margin-left="1.27cm" fo:margin-right="1.2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1T20:44:35.061124501</meta:creation-date>
    <dc:date>2019-01-22T00:03:27.541951851</dc:date>
    <meta:editing-duration>PT2H46M38S</meta:editing-duration>
    <meta:editing-cycles>3</meta:editing-cycles>
    <meta:generator>LibreOffice/6.1.4.2$Linux_X86_64 LibreOffice_project/9d0f32d1f0b509096fd65e0d4bec26ddd1938fd3</meta:generator>
    <meta:document-statistic meta:table-count="4" meta:image-count="0" meta:object-count="0" meta:page-count="4" meta:paragraph-count="150" meta:word-count="724" meta:character-count="4982" meta:non-whitespace-character-count="4099"/>
  </office:meta>
</office:document-meta>
</file>